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ca3" officeooo:paragraph-rsid="001f3ca3"/>
    </style:style>
    <style:style style:name="P2" style:family="paragraph" style:parent-style-name="Standard">
      <style:text-properties officeooo:rsid="001f3ca3" officeooo:paragraph-rsid="0020b774"/>
    </style:style>
    <style:style style:name="T1" style:family="text">
      <style:text-properties officeooo:rsid="001fc7f2"/>
    </style:style>
    <style:style style:name="T2" style:family="text">
      <style:text-properties officeooo:rsid="0020b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.m1()=1</text:p>
      <text:p text:style-name="P2">f.m2()=”avo m<text:span text:style-name="T2">2</text:span>,“nai m<text:span text:style-name="T1">2</text:span>”,”fillo m<text:span text:style-name="T2">2</text:span>”;</text:p>
      <text:p text:style-name="P2">f.m3()=”avo m<text:span text:style-name="T2">2</text:span>”,“nai m²”,”fillo m2”,, ”fillo m<text:span text:style-name="T1">3</text:span>”;</text:p>
      <text:p text:style-name="P1">n.m4()=”avo m4”,”nai m4”;</text:p>
      <text:p text:style-name="P1">n.m1()=1;</text:p>
      <text:p text:style-name="P1">a.m1()=0;</text:p>
      <text:p text:style-name="P1">a.m2=”avo m<text:span text:style-name="T1">2</text:span>”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08:59:01.411015712</meta:creation-date>
    <dc:date>2023-04-25T09:16:46.372548559</dc:date>
    <meta:editing-duration>PT9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0" meta:character-count="149" meta:non-whitespace-character-count="138"/>
  </office:meta>
</office:document-meta>
</file>